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mple de BDD :</text:p>
      <text:p text:style-name="Standard"/>
      <text:p text:style-name="Standard">Salle(<text:span text:style-name="T1">idS</text:span>,nom,ville,nbplaces)</text:p>
      <text:p text:style-name="Standard">Groupe(<text:span text:style-name="T1">idG</text:span>, nom, nationalité, genre)</text:p>
      <text:p text:style-name="Standard">Concert(<text:span text:style-name="T1">idC</text:span>, #idS, #idG, date)</text:p>
      <text:p text:style-name="Standard"/>
      <text:p text:style-name="Standard">Exemple de requête : SQL&gt; select * from salle ;</text:p>
      <text:p text:style-name="Standard"/>
      <text:p text:style-name="Standard"/>
      <text:p text:style-name="Standard">LIKE : % =&gt; tout caractère possible n fois.</text:p>
      <text:p text:style-name="Standard"><text:tab/>_ =&gt; un seul caractère quelconque</text:p>
      <text:p text:style-name="Standard"/>
      <text:p text:style-name="Standard">OR/AND : à placer entre les conditions après WHERE</text:p>
      <text:p text:style-name="Standard"/>
      <text:p text:style-name="Standard">COALESCE(nom_colonne, nom_colonne/valeur,...)</text:p>
      <text:p text:style-name="Standard"/>
      <text:p text:style-name="Standard">GROUP BY :</text:p>
      <text:p text:style-name="Standard">ex :</text:p>
      <text:p text:style-name="Standard">select idG, nom, count(*) as nb</text:p>
      <text:p text:style-name="Standard">from concert</text:p>
      <text:p text:style-name="Standard">where idS = 1</text:p>
      <text:p text:style-name="Standard">GROUP BY idG, nom ;</text:p>
      <text:p text:style-name="Standard"/>
      <text:p text:style-name="Standard"/>
      <text:p text:style-name="Standard">HAVING : restriction uniquement utilisable après une fonction d'aggrégation (donc après GROUP BY).</text:p>
      <text:p text:style-name="Standard"/>
      <text:p text:style-name="Standard">Jointeur interne :</text:p>
      <text:p text:style-name="Standard">ex :</text:p>
      <text:p text:style-name="Standard">select groupe.nom as nom, concert.date as date</text:p>
      <text:p text:style-name="Standard">from groupe, concert</text:p>
      <text:p text:style-name="Standard">where groupe.idG = concert.id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ragonkill </meta:initial-creator>
    <meta:creation-date>2011-09-29T10:19:47</meta:creation-date>
    <dc:date>2011-09-29T11:42:35</dc:date>
    <dc:creator>Dragonkill </dc:creator>
    <meta:editing-duration>PT1H22M50S</meta:editing-duration>
    <meta:editing-cycles>11</meta:editing-cycles>
    <meta:generator>LibreOffice/3.3$Linux LibreOffice_project/330m19$Build-301</meta:generator>
    <meta:document-statistic meta:table-count="0" meta:image-count="0" meta:object-count="0" meta:page-count="1" meta:paragraph-count="21" meta:word-count="103" meta:character-count="635"/>
  </office:meta>
</office:document-meta>
</file>